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column table:style-name="co1" table:default-cell-style-name="ce1"/>
        <table:table-row table:style-name="ro1" table:number-rows-repeated="4">
          <table:table-cell table:style-name="Default" table:number-columns-repeated="6"/>
        </table:table-row>
        <table:table-row table:style-name="ro2">
          <table:table-cell office:value-type="string" calcext:value-type="string">
            <text:p>2057-MCR-B-S-RA-SMT-CS5A-NF-T/RCT-ND</text:p>
          </table:table-cell>
          <table:table-cell office:value-type="string" calcext:value-type="string">
            <text:p>MICRO USB, TYPE B, RIGHT ANGLE,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<text:a xlink:href="https://www.digikey.be/en/products/detail/adam-tech/MCR-B-S-RA-SMT-CS5A-NF-T-R/9832094" xlink:type="simple">https://www.digikey.be/en/products/detail/adam-tech/MCR-B-S-RA-SMT-CS5A-NF-T-R/9832094</text:a></text:p>
          </table:table-cell>
        </table:table-row>
        <table:table-row table:style-name="ro3">
          <table:table-cell office:value-type="string" calcext:value-type="string">
            <text:p>1727-5862-1-ND</text:p>
          </table:table-cell>
          <table:table-cell office:value-type="string" calcext:value-type="string">
            <text:p>TVS DIODE 5.5VWM SOT14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<text:a xlink:href="https://www.digikey.be/en/products/detail/nexperia-usa-inc/PRTR5V0U2AX-235/2119887" xlink:type="simple">https://www.digikey.be/en/products/detail/nexperia-usa-inc/PRTR5V0U2AX-235/2119887</text:a></text:p>
          </table:table-cell>
        </table:table-row>
        <table:table-row table:style-name="ro2">
          <table:table-cell office:value-type="string" calcext:value-type="string">
            <text:p>311-4611-ND</text:p>
          </table:table-cell>
          <table:table-cell office:value-type="string" calcext:value-type="string">
            <text:p>RF ANT 2.45GHZ PCB TRACE CAB AD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<text:a xlink:href="https://www.digikey.be/nl/products/detail/pulse-electronics/ANTX100P011B24003/9360397?s=N4IgTCBcDaIIIDkAqANAjABgwBQ2tAQmACxYDMIAugL5A" xlink:type="simple">https://www.digikey.be/nl/products/detail/pulse-electronics/ANTX100P011B24003/9360397?s=N4IgTCBcDaIIIDkAqANAjABgwBQ2tAQmACxYDMIAugL5A</text:a></text:p>
          </table:table-cell>
        </table:table-row>
        <table:table-row table:style-name="ro4">
          <table:table-cell office:value-type="string" calcext:value-type="string">
            <text:p>A144746CT-ND</text:p>
          </table:table-cell>
          <table:table-cell office:value-type="string" calcext:value-type="string">
            <text:p>UMCC MICRO-COAX RECEPTACLE, 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<text:a xlink:href="https://www.digikey.be/nl/products/detail/te-connectivity-amp-connectors/2337019-1/9974052" xlink:type="simple">https://www.digikey.be/nl/products/detail/te-connectivity-amp-connectors/2337019-1/9974052</text:a></text:p>
          </table:table-cell>
        </table:table-row>
        <table:table-row table:style-name="ro2">
          <table:table-cell office:value-type="string" calcext:value-type="string">
            <text:p>490-5978-1-ND</text:p>
          </table:table-cell>
          <table:table-cell office:value-type="string" calcext:value-type="string">
            <text:p>FERRITE BEAD 100 OHM 0603 1L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19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<text:a xlink:href="https://www.digikey.be/en/products/detail/murata-electronics/BLM18EG101TN1D/2588021?s=N4IgTCBcDaIEIBkCyBGAHAUQOIoAwoBUA5FAERAF0BfIA" xlink:type="simple">https://www.digikey.be/en/products/detail/murata-electronics/BLM18EG101TN1D/2588021?s=N4IgTCBcDaIEIBkCyBGAHAUQOIoAwoBUA5FAERAF0BfIA</text:a></text:p>
          </table:table-cell>
        </table:table-row>
        <table:table-row table:style-name="ro2">
          <table:table-cell office:value-type="string" calcext:value-type="string">
            <text:p>1497-XZCCBDMEDGK161WCT-ND</text:p>
          </table:table-cell>
          <table:table-cell office:value-type="string" calcext:value-type="string">
            <text:p>2.5X0.7MM LC RGB RIGHT ANGLE SM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<text:a xlink:href="https://www.digikey.com/en/products/detail/sunled/XZCCBDMEDGK161W/10449771" xlink:type="simple">https://www.digikey.com/en/products/detail/sunled/XZCCBDMEDGK161W/10449771</text:a></text:p>
          </table:table-cell>
        </table:table-row>
        <table:table-row table:style-name="ro2">
          <table:table-cell office:value-type="string" calcext:value-type="string">
            <text:p>563-1306-1-ND</text:p>
          </table:table-cell>
          <table:table-cell office:value-type="string" calcext:value-type="string">
            <text:p>SWITCH DETECT SPST-NO 100MA 12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5,55</text:p>
          </table:table-cell>
          <table:table-cell office:value-type="string" calcext:value-type="string">
            <text:p><text:a xlink:href="https://www.digikey.be/nl/products/detail/nidec-components-corporation/CL-DA-1CB4-A2T/3076806" xlink:type="simple">https://www.digikey.be/nl/products/detail/nidec-components-corporation/CL-DA-1CB4-A2T/3076806</text:a></text:p>
          </table:table-cell>
        </table:table-row>
        <table:table-row table:style-name="ro2">
          <table:table-cell office:value-type="string" calcext:value-type="string">
            <text:p>277-9146-ND</text:p>
          </table:table-cell>
          <table:table-cell office:value-type="string" calcext:value-type="string">
            <text:p>TERM BLK 2POS TOP ENTRY 5MM PCB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10,26</text:p>
          </table:table-cell>
          <table:table-cell office:value-type="string" calcext:value-type="string">
            <text:p><text:a xlink:href="https://www.digikey.be/nl/products/detail/phoenix-contact/1987724/2513900" xlink:type="simple">https://www.digikey.be/nl/products/detail/phoenix-contact/1987724/2513900</text:a></text:p>
          </table:table-cell>
        </table:table-row>
        <table:table-row table:style-name="ro2">
          <table:table-cell office:value-type="string" calcext:value-type="string">
            <text:p>264-RN2903,LXHF(CT-ND</text:p>
          </table:table-cell>
          <table:table-cell office:value-type="string" calcext:value-type="string">
            <text:p>AUTO AEC-Q 2-IN-1 (POINT-SYM) P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digikey.be/nl/products/detail/toshiba-semiconductor-and-storage/RN2903-LXHF-CT/15282055" xlink:type="simple">https://www.digikey.be/nl/products/detail/toshiba-semiconductor-and-storage/RN2903-LXHF-CT/15282055</text:a></text:p>
          </table:table-cell>
        </table:table-row>
        <table:table-row table:style-name="ro2">
          <table:table-cell office:value-type="string" calcext:value-type="string">
            <text:p>1027-1018-ND</text:p>
          </table:table-cell>
          <table:table-cell office:value-type="string" calcext:value-type="string">
            <text:p>SENSOR RESISTIVE 3US ANALOG</text:p>
          </table:table-cell>
          <table:table-cell office:value-type="float" office:value="10" calcext:value-type="float">
            <text:p>10</text:p>
          </table:table-cell>
          <table:table-cell office:value-type="float" office:value="8019" calcext:value-type="float">
            <text:p>8019</text:p>
          </table:table-cell>
          <table:table-cell office:value-type="string" calcext:value-type="string">
            <text:p>80,19</text:p>
          </table:table-cell>
          <table:table-cell office:value-type="string" calcext:value-type="string">
            <text:p><text:a xlink:href="https://www.digikey.be/nl/products/detail/interlink-electronics/34-00015/5416350" xlink:type="simple">https://www.digikey.be/nl/products/detail/interlink-electronics/34-00015/5416350</text:a></text:p>
          </table:table-cell>
        </table:table-row>
        <table:table-row table:style-name="ro3">
          <table:table-cell office:value-type="string" calcext:value-type="string">
            <text:p>445-14428-1-ND</text:p>
          </table:table-cell>
          <table:table-cell office:value-type="string" calcext:value-type="string">
            <text:p>CAP CER 22UF 35V X5R 0805</text:p>
          </table:table-cell>
          <table:table-cell office:value-type="float" office:value="15" calcext:value-type="float">
            <text:p>1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9,33</text:p>
          </table:table-cell>
          <table:table-cell office:value-type="string" calcext:value-type="string">
            <text:p><text:a xlink:href="https://www.digikey.be/nl/products/detail/tdk-corporation/C2012X5R1V226M125AC/3951664?s=N4IgTCBcDaICxwKwFoCMCwA43IHYBMQBdAXyA" xlink:type="simple">https://www.digikey.be/nl/products/detail/tdk-corporation/C2012X5R1V226M125AC/3951664?s=N4IgTCBcDaICxwKwFoCMCwA43IHYBMQBdAXyA</text:a></text:p>
          </table:table-cell>
        </table:table-row>
        <table:table-row table:style-name="ro3">
          <table:table-cell office:value-type="string" calcext:value-type="string">
            <text:p>AP63205WU-7DICT-ND</text:p>
          </table:table-cell>
          <table:table-cell office:value-type="string" calcext:value-type="string">
            <text:p>IC REG BUCK 5V 2A TSOT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<text:a xlink:href="https://www.digikey.be/nl/products/detail/diodes-incorporated/AP63205WU-7/9858424?s=N4IgTCBcDaIIYAcBsBmMAGArAdwK4FoB2AEwEsBjAF3wDtiQBdAXyA" xlink:type="simple">https://www.digikey.be/nl/products/detail/diodes-incorporated/AP63205WU-7/9858424?s=N4IgTCBcDaIIYAcBsBmMAGArAdwK4FoB2AEwEsBjAF3wDtiQBdAXyA</text:a></text:p>
          </table:table-cell>
        </table:table-row>
        <table:table-row table:style-name="ro2">
          <table:table-cell office:value-type="string" calcext:value-type="string">
            <text:p>399-C0805C472KDRAC7800CT-ND</text:p>
          </table:table-cell>
          <table:table-cell office:value-type="string" calcext:value-type="string">
            <text:p>CAP CER 4700PF 1KV X7R 0805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<text:a xlink:href="https://www.digikey.be/en/products/detail/kemet/C0805C472KDRAC7800/3084006" xlink:type="simple">https://www.digikey.be/en/products/detail/kemet/C0805C472KDRAC7800/3084006</text:a></text:p>
          </table:table-cell>
        </table:table-row>
        <table:table-row table:style-name="ro2">
          <table:table-cell office:value-type="string" calcext:value-type="string">
            <text:p>672-NINA-B301-00BCT-ND</text:p>
          </table:table-cell>
          <table:table-cell office:value-type="string" calcext:value-type="string">
            <text:p>RF TXRX MODULE BLUETOOTH SM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,51</text:p>
          </table:table-cell>
          <table:table-cell office:value-type="string" calcext:value-type="string">
            <text:p>62,55</text:p>
          </table:table-cell>
          <table:table-cell office:value-type="string" calcext:value-type="string">
            <text:p><text:a xlink:href="https://www.digikey.be/nl/products/detail/u-blox/NINA-B301-00B/9818003?s=N4IgTCBcDaIHYEs4EMAEAjAzABgIwgF0BfIA" xlink:type="simple">https://www.digikey.be/nl/products/detail/u-blox/NINA-B301-00B/9818003?s=N4IgTCBcDaIHYEs4EMAEAjAzABgIwgF0BfIA</text:a></text:p>
          </table:table-cell>
        </table:table-row>
        <table:table-row table:style-name="ro2">
          <table:table-cell office:value-type="string" calcext:value-type="string">
            <text:p>BSS138K-13DICT-ND</text:p>
          </table:table-cell>
          <table:table-cell office:value-type="string" calcext:value-type="string">
            <text:p>MOSFET N-CH 50V 310MA SOT23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,29</text:p>
          </table:table-cell>
          <table:table-cell office:value-type="string" calcext:value-type="string">
            <text:p><text:a xlink:href="https://www.digikey.be/en/products/detail/diodes-incorporated/BSS138K-13/9089764" xlink:type="simple">https://www.digikey.be/en/products/detail/diodes-incorporated/BSS138K-13/9089764</text:a></text:p>
          </table:table-cell>
        </table:table-row>
        <table:table-row table:style-name="ro2">
          <table:table-cell office:value-type="string" calcext:value-type="string">
            <text:p>BSS159NH6327XTSA2CT-ND</text:p>
          </table:table-cell>
          <table:table-cell office:value-type="string" calcext:value-type="string">
            <text:p>MOSFET N-CH 60V 230MA SOT23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7</text:p>
          </table:table-cell>
          <table:table-cell office:value-type="string" calcext:value-type="string">
            <text:p>2,35</text:p>
          </table:table-cell>
          <table:table-cell office:value-type="string" calcext:value-type="string">
            <text:p><text:a xlink:href="https://www.digikey.be/en/products/detail/infineon-technologies/BSS159NH6327XTSA2/5413660" xlink:type="simple">https://www.digikey.be/en/products/detail/infineon-technologies/BSS159NH6327XTSA2/5413660</text:a></text:p>
          </table:table-cell>
        </table:table-row>
        <table:table-row table:style-name="ro2">
          <table:table-cell office:value-type="string" calcext:value-type="string">
            <text:p>2057-RS2-10-G-ND</text:p>
          </table:table-cell>
          <table:table-cell office:value-type="string" calcext:value-type="string">
            <text:p>RECEPTACLE STRIP 10P 2.54MM PITC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4,89</text:p>
          </table:table-cell>
          <table:table-cell office:value-type="string" calcext:value-type="string">
            <text:p><text:a xlink:href="https://www.digikey.be/en/products/detail/adam-tech/RS2-10-G/9832049" xlink:type="simple">https://www.digikey.be/en/products/detail/adam-tech/RS2-10-G/9832049</text:a></text:p>
          </table:table-cell>
        </table:table-row>
        <table:table-row table:style-name="ro3">
          <table:table-cell office:value-type="string" calcext:value-type="string">
            <text:p>S1MSWFQ-7DICT-ND</text:p>
          </table:table-cell>
          <table:table-cell office:value-type="string" calcext:value-type="string">
            <text:p>DIODE GEN PURP 1KV 1A SOD123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34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<text:a xlink:href="https://www.digikey.be/nl/products/detail/diodes-incorporated/S1MSWFQ-7/5731836" xlink:type="simple">https://www.digikey.be/nl/products/detail/diodes-incorporated/S1MSWFQ-7/5731836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7:10:25.973410833</meta:creation-date>
    <dc:date>2023-08-11T17:10:52.935613652</dc:date>
    <meta:editing-duration>PT27S</meta:editing-duration>
    <meta:editing-cycles>1</meta:editing-cycles>
    <meta:document-statistic meta:table-count="1" meta:cell-count="108" meta:object-count="0"/>
    <meta:generator>LibreOffice/7.3.7.2$Linux_X86_64 LibreOffice_project/30$Build-2</meta:generator>
    <meta:user-defined meta:name="ProgId">Excel.Sheet</meta:user-defined>
  </office:meta>
</office:document-meta>
</file>